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Header">
      <style:text-properties style:font-name="DejaVu Sans Mono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Standard">
      <style:paragraph-properties fo:text-align="center" style:justify-single-word="false"/>
      <style:text-properties style:font-name="DejaVu Sans1"/>
    </style:style>
    <style:style style:name="P4" style:family="paragraph" style:parent-style-name="Standard">
      <style:paragraph-properties fo:text-align="center" style:justify-single-word="false"/>
      <style:text-properties style:font-name="DejaVu Sans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.915cm" style:auto-text-indent="false"/>
      <style:text-properties style:font-name="DejaVu Sans1"/>
    </style:style>
    <style:style style:name="P6" style:family="paragraph" style:parent-style-name="Standard">
      <style:paragraph-properties fo:margin-left="0cm" fo:margin-right="0cm" fo:text-indent="0.915cm" style:auto-text-indent="false"/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indent="0.915cm" style:auto-text-indent="false"/>
      <style:text-properties style:font-name="DejaVu Sans"/>
    </style:style>
    <style:style style:name="P8" style:family="paragraph" style:parent-style-name="Standard">
      <style:paragraph-properties fo:margin-left="0cm" fo:margin-right="0cm" fo:text-indent="0.915cm" style:auto-text-indent="false"/>
      <style:text-properties style:font-name="DejaVu Sans Mono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3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Laboratori de Comunicacions 2</text:p>
      <text:p text:style-name="P2"/>
      <text:p text:style-name="P2"/>
      <text:p text:style-name="P5">Tasca complementària 5 (04/04/11)</text:p>
      <text:p text:style-name="P5"/>
      <text:p text:style-name="P5"/>
      <text:p text:style-name="P5">No seria eficient fer la convolució i després delmar. La raó és senzilla: a cada iteració de la convolució calculem un valor de y[n]. Si després delmem el que fem és descartar una part de les mostres, cosa que és absurd ja que hem estat un bon temps per a calcular-lo. Així doncs si volem ser eficients cal que només calculem aquells valors que farem servir.</text:p>
      <text:p text:style-name="P5"/>
      <text:p text:style-name="P5">Una implementació de la convolució i el delmador seria:</text:p>
      <text:p text:style-name="P5"/>
      <text:p text:style-name="P6">void firD(float *x, float *y, float *h, int k, int n, int m) { </text:p>
      <text:p text:style-name="P6"><text:tab/>int i,j; </text:p>
      <text:p text:style-name="P6"><text:tab/>float * out = y;</text:p>
      <text:p text:style-name="P6"><text:tab/>for (i = 0; i &lt; n*m; i+=m) { </text:p>
      <text:p text:style-name="P6"><text:tab/><text:tab/>float accum = 0; </text:p>
      <text:p text:style-name="P6"><text:tab/><text:tab/>for (j = 0; j &lt; k; j++) </text:p>
      <text:p text:style-name="P9"><text:tab/><text:tab/><text:tab/>accum += h[j]*x[i-j]; </text:p>
      <text:p text:style-name="P6"><text:tab/><text:tab/>*out++ = accum; </text:p>
      <text:p text:style-name="P6"><text:tab/>} </text:p>
      <text:p text:style-name="P6">} </text:p>
      <text:p text:style-name="P5"/>
      <text:p text:style-name="P5">Per al cas M = 1 tenim la funció fir original.</text:p>
      <text:p text:style-name="P5"/>
      <text:p text:style-name="P5">En el cas d'una senyal senoïdal la sortida del sistema seria:</text:p>
      <text:p text:style-name="P7"/>
      <text:p text:style-name="P7"><draw:frame draw:style-name="fr1" draw:name="Objeto1" text:anchor-type="as-char" svg:width="5.5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<draw:frame draw:style-name="fr1" draw:name="Objeto2" text:anchor-type="as-char" svg:width="6.361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7"/>
      <text:p text:style-name="P7"><draw:frame draw:style-name="fr1" draw:name="Objeto3" text:anchor-type="as-char" svg:width="4.21cm" svg:height="0.54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7"/>
      <text:p text:style-name="P7">En el cas d'un sinus, si el sistema és L.I. Només es veu afectada la seva amplitud i fase a la freqüència del to.</text:p>
      <text:p text:style-name="P7"/>
      <text:p text:style-name="P7"><draw:frame draw:style-name="fr1" draw:name="Objeto4" text:anchor-type="as-char" svg:width="4.329cm" svg:height="0.554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7"/>
      <text:p text:style-name="P7"><draw:frame draw:style-name="fr1" draw:name="Objeto5" text:anchor-type="as-char" svg:width="7.818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7"/>
      <text:p text:style-name="P5"><text:span text:style-name="T1">La sortida serà un sinus a freqüència</text:span><text:span text:style-name="T3"><draw:frame draw:style-name="fr1" draw:name="Objeto6" text:anchor-type="as-char" svg:width="1.66cm" svg:height="0.46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2">multiplicat per </text:span><text:span text:style-name="T2"><draw:frame draw:style-name="fr1" draw:name="Objeto7" text:anchor-type="as-char" svg:width="1.533cm" svg:height="0.55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2">que li canviarà la fase i l'amplitu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 Mo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2-27T22:14:37</meta:creation-date>
    <dc:date>2011-03-31T17:04:51</dc:date>
    <dc:creator>David Fandos</dc:creator>
    <meta:editing-duration>PT02H56M46S</meta:editing-duration>
    <meta:editing-cycles>19</meta:editing-cycles>
    <meta:generator>OpenOffice.org/3.2$Linux OpenOffice.org_project/320m12$Build-9483</meta:generator>
    <meta:document-statistic meta:table-count="0" meta:image-count="0" meta:object-count="7" meta:page-count="1" meta:paragraph-count="24" meta:word-count="198" meta:character-count="1027"/>
  </office:meta>
</office:document-meta>
</file>

<file path=Object 1/content.xml><?xml version="1.0" encoding="utf-8"?>
<math xmlns="http://www.w3.org/1998/Math/MathML">
  <semantics>
    <mrow>
      <mi>y</mi>
      <mrow>
        <mrow>
          <mi stretchy="false" mathvariant="normal">[</mi>
          <mi>n</mi>
          <mi stretchy="false" mathvariant="normal">]</mi>
        </mrow>
        <mi mathvariant="normal">=</mi>
        <mi>v</mi>
      </mrow>
      <mrow>
        <mi stretchy="false" mathvariant="normal">[</mi>
        <mn>2n</mn>
        <mi stretchy="false" mathvariant="normal">]</mi>
      </mrow>
      <mi>;</mi>
      <mi>v</mi>
      <mrow>
        <mrow>
          <mi stretchy="false" mathvariant="normal">[</mi>
          <mi>n</mi>
          <mi stretchy="false" mathvariant="normal">]</mi>
        </mrow>
        <mi mathvariant="normal">=</mi>
        <mi>x</mi>
      </mrow>
      <mrow>
        <mrow>
          <mi stretchy="false" mathvariant="normal">[</mi>
          <mi>n</mi>
          <mi stretchy="false" mathvariant="normal">]</mi>
        </mrow>
        <mi mathvariant="normal">∗</mi>
        <mi>h</mi>
      </mrow>
      <mrow>
        <mi stretchy="false" mathvariant="normal">[</mi>
        <mi>n</mi>
        <mi stretchy="false" mathvariant="normal">]</mi>
      </mrow>
    </mrow>
    <annotation encoding="StarMath 5.0">y[n] = v[2n]; v[n] = x[n] * h[n]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sup>
            <mi>e</mi>
            <mi mathvariant="italic">jw</mi>
          </msup>
          <mo stretchy="false">)</mo>
        </mrow>
        <mi mathvariant="normal">=</mi>
        <mrow>
          <mfrac>
            <mn>1</mn>
            <mn>2</mn>
          </mfrac>
          <mi mathvariant="normal">⋅</mi>
          <mrow>
            <mo stretchy="false">(</mo>
            <mrow>
              <mi>V</mi>
              <mrow>
                <mrow>
                  <mo stretchy="false">(</mo>
                  <msup>
                    <mi>e</mi>
                    <mrow>
                      <mi>j</mi>
                      <mrow>
                        <mo stretchy="false">(</mo>
                        <mrow>
                          <mi>w</mi>
                          <mi mathvariant="normal">/</mi>
                          <mn>2</mn>
                        </mrow>
                        <mo stretchy="false">)</mo>
                      </mrow>
                    </mrow>
                  </msup>
                  <mo stretchy="false">)</mo>
                </mrow>
                <mo stretchy="false">+</mo>
                <mi>V</mi>
              </mrow>
              <mrow>
                <mo stretchy="false">(</mo>
                <msup>
                  <mi>e</mi>
                  <mrow>
                    <mi>j</mi>
                    <mrow>
                      <mo stretchy="false">(</mo>
                      <mrow>
                        <mrow>
                          <mi>w</mi>
                          <mi mathvariant="normal">/</mi>
                          <mn>2</mn>
                        </mrow>
                        <mi mathvariant="normal">−</mi>
                        <mo stretchy="false">π</mo>
                      </mrow>
                      <mo stretchy="false">)</mo>
                    </mrow>
                  </mrow>
                </msup>
                <mo stretchy="false">)</mo>
              </mrow>
            </mrow>
            <mo stretchy="false">)</mo>
          </mrow>
        </mrow>
      </mrow>
    </mrow>
    <annotation encoding="StarMath 5.0">Y(e^jw) = 1 over 2 cdot (V(e^{j(w/2)}) + V(e^{j(w/2-%pi)}))</annotation>
  </semantics>
</math>
</file>

<file path=Object 3/content.xml><?xml version="1.0" encoding="utf-8"?>
<math xmlns="http://www.w3.org/1998/Math/MathML">
  <semantics>
    <mrow>
      <mi>V</mi>
      <mrow>
        <mrow>
          <mo stretchy="false">(</mo>
          <msup>
            <mi>e</mi>
            <mi mathvariant="italic">jw</mi>
          </msup>
          <mo stretchy="false">)</mo>
        </mrow>
        <mi mathvariant="normal">=</mi>
        <mi>X</mi>
      </mrow>
      <mrow>
        <mrow>
          <mo stretchy="false">(</mo>
          <msup>
            <mi>e</mi>
            <mi mathvariant="italic">jw</mi>
          </msup>
          <mo stretchy="false">)</mo>
        </mrow>
        <mi mathvariant="normal">⋅</mi>
        <mi>H</mi>
      </mrow>
      <mrow>
        <mo stretchy="false">(</mo>
        <msup>
          <mi>e</mi>
          <mi mathvariant="italic">jw</mi>
        </msup>
        <mo stretchy="false">)</mo>
      </mrow>
    </mrow>
    <annotation encoding="StarMath 5.0">V(e^jw) = X(e^jw) cdot H(e^jw)</annotation>
  </semantics>
</math>
</file>

<file path=Object 4/content.xml><?xml version="1.0" encoding="utf-8"?>
<math xmlns="http://www.w3.org/1998/Math/MathML">
  <semantics>
    <mrow>
      <mi>V</mi>
      <mrow>
        <mrow>
          <mo stretchy="false">(</mo>
          <msup>
            <mi>e</mi>
            <mi mathvariant="italic">jw</mi>
          </msup>
          <mo stretchy="false">)</mo>
        </mrow>
        <mi mathvariant="normal">=</mi>
        <mi>X</mi>
      </mrow>
      <mrow>
        <mrow>
          <mo stretchy="false">(</mo>
          <msup>
            <mi>e</mi>
            <mi mathvariant="italic">jw</mi>
          </msup>
          <mo stretchy="false">)</mo>
        </mrow>
        <mi mathvariant="normal">⋅</mi>
        <mi>H</mi>
      </mrow>
      <mrow>
        <mo stretchy="false">(</mo>
        <msup>
          <mi>e</mi>
          <mrow>
            <mi>j</mi>
            <msub>
              <mi>w</mi>
              <mn>0</mn>
            </msub>
          </mrow>
        </msup>
        <mo stretchy="false">)</mo>
      </mrow>
    </mrow>
    <annotation encoding="StarMath 5.0">V(e^jw) = X(e^jw) cdot H(e^{j{w_0}})</annotation>
  </semantics>
</math>
</file>

<file path=Object 5/content.xml><?xml version="1.0" encoding="utf-8"?>
<math xmlns="http://www.w3.org/1998/Math/MathML">
  <semantics>
    <mrow>
      <mi>Y</mi>
      <mrow>
        <mrow>
          <mo stretchy="false">(</mo>
          <msup>
            <mi>e</mi>
            <mi mathvariant="italic">jw</mi>
          </msup>
          <mo stretchy="false">)</mo>
        </mrow>
        <mi mathvariant="normal">=</mi>
        <mrow>
          <mfrac>
            <mn>1</mn>
            <mn>2</mn>
          </mfrac>
          <mi mathvariant="normal">⋅</mi>
          <mi>H</mi>
        </mrow>
      </mrow>
      <mrow>
        <mrow>
          <mo stretchy="false">(</mo>
          <msup>
            <mi>e</mi>
            <mrow>
              <mi>j</mi>
              <msub>
                <mi>w</mi>
                <mn>0</mn>
              </msub>
            </mrow>
          </msup>
          <mo stretchy="false">)</mo>
        </mrow>
        <mi mathvariant="normal">⋅</mi>
        <mrow>
          <mo stretchy="false">(</mo>
          <mrow>
            <mi>V</mi>
            <mrow>
              <mrow>
                <mo stretchy="false">(</mo>
                <msup>
                  <mi>e</mi>
                  <mrow>
                    <mi>j</mi>
                    <mrow>
                      <mo stretchy="false">(</mo>
                      <mrow>
                        <mi>w</mi>
                        <mi mathvariant="normal">/</mi>
                        <mn>2</mn>
                      </mrow>
                      <mo stretchy="false">)</mo>
                    </mrow>
                  </mrow>
                </msup>
                <mo stretchy="false">)</mo>
              </mrow>
              <mo stretchy="false">+</mo>
              <mi>V</mi>
            </mrow>
            <mrow>
              <mo stretchy="false">(</mo>
              <msup>
                <mi>e</mi>
                <mrow>
                  <mi>j</mi>
                  <mrow>
                    <mo stretchy="false">(</mo>
                    <mrow>
                      <mrow>
                        <mi>w</mi>
                        <mi mathvariant="normal">/</mi>
                        <mn>2</mn>
                      </mrow>
                      <mi mathvariant="normal">−</mi>
                      <mo stretchy="false">π</mo>
                    </mrow>
                    <mo stretchy="false">)</mo>
                  </mrow>
                </mrow>
              </msup>
              <mo stretchy="false">)</mo>
            </mrow>
          </mrow>
          <mo stretchy="false">)</mo>
        </mrow>
      </mrow>
    </mrow>
    <annotation encoding="StarMath 5.0">Y(e^jw) = 1 over 2 cdot H(e^{j{w_0}}) cdot (V(e^{j(w/2)}) + V(e^{j(w/2-%pi)}))</annotation>
  </semantics>
</math>
</file>

<file path=Object 6/content.xml><?xml version="1.0" encoding="utf-8"?>
<math xmlns="http://www.w3.org/1998/Math/MathML">
  <semantics>
    <mrow>
      <mrow>
        <mn>2w</mn>
        <mi mathvariant="normal">±</mi>
        <mn>2</mn>
      </mrow>
      <mo stretchy="false">π</mo>
    </mrow>
    <annotation encoding="StarMath 5.0">2w+-2%pi </annotation>
  </semantics>
</math>
</file>

<file path=Object 7/content.xml><?xml version="1.0" encoding="utf-8"?>
<math xmlns="http://www.w3.org/1998/Math/MathML">
  <semantics>
    <mrow>
      <mi>H</mi>
      <mrow>
        <mo stretchy="false">(</mo>
        <msup>
          <mi>e</mi>
          <mrow>
            <mi>j</mi>
            <msub>
              <mi>w</mi>
              <mn>0</mn>
            </msub>
          </mrow>
        </msup>
        <mo stretchy="false">)</mo>
      </mrow>
    </mrow>
    <annotation encoding="StarMath 5.0">H(e^{j{w_0}})</annotation>
  </semantics>
</math>
</file>